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ll XP" table:style-name="ta1">
        <table:shapes>
          <draw:frame draw:z-index="0" draw:style-name="gr1" draw:text-style-name="P1" svg:width="6.2988in" svg:height="3.5429in" svg:x="2.2291in" svg:y="1.0646in">
            <draw:object draw:notify-on-update-of-ranges="'kill XP'.B2:'kill XP'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perLevel</text:p>
          </table:table-cell>
          <table:table-cell office:value-type="string" calcext:value-type="string">
            <text:p>perLevelMul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732" calcext:value-type="float">
            <text:p>732</text:p>
          </table:table-cell>
          <table:table-cell table:number-columns-repeated="5"/>
        </table:table-row>
      </table:table>
      <table:table table:name="Level req" table:style-name="ta1">
        <table:shapes>
          <draw:frame draw:z-index="0" draw:style-name="gr1" draw:text-style-name="P1" svg:width="6.2988in" svg:height="3.5429in" svg:x="2.1646in" svg:y="0.9701in">
            <draw:object draw:notify-on-update-of-ranges="'Level req'.B2:'Level req'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260" calcext:value-type="float">
            <text:p>26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462" calcext:value-type="float">
            <text:p>4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872" calcext:value-type="float">
            <text:p>8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1127" calcext:value-type="float">
            <text:p>112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1265" calcext:value-type="float">
            <text:p>126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1411" calcext:value-type="float">
            <text:p>141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1564" calcext:value-type="float">
            <text:p>15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1723" calcext:value-type="float">
            <text:p>17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1888" calcext:value-type="float">
            <text:p>188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2061" calcext:value-type="float">
            <text:p>20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2239" calcext:value-type="float">
            <text:p>223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2423" calcext:value-type="float">
            <text:p>24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2613" calcext:value-type="float">
            <text:p>261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3011" calcext:value-type="float">
            <text:p>301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3218" calcext:value-type="float">
            <text:p>321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3431" calcext:value-type="float">
            <text:p>343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3649" calcext:value-type="float">
            <text:p>364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3872" calcext:value-type="float">
            <text:p>38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4101" calcext:value-type="float">
            <text:p>410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4335" calcext:value-type="float">
            <text:p>433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4573" calcext:value-type="float">
            <text:p>457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4817" calcext:value-type="float">
            <text:p>48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5066" calcext:value-type="float">
            <text:p>506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5320" calcext:value-type="float">
            <text:p>532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5578" calcext:value-type="float">
            <text:p>557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5841" calcext:value-type="float">
            <text:p>584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6109" calcext:value-type="float">
            <text:p>610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$E$3];ROUNDDOWN((([.$A37]^[.$G$3])*[.$F$3])))" office:value-type="float" office:value="6381" calcext:value-type="float">
            <text:p>63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$E$3];ROUNDDOWN((([.$A38]^[.$G$3])*[.$F$3])))" office:value-type="float" office:value="6658" calcext:value-type="float">
            <text:p>665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$E$3];ROUNDDOWN((([.$A39]^[.$G$3])*[.$F$3])))" office:value-type="float" office:value="6940" calcext:value-type="float">
            <text:p>69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$E$3];ROUNDDOWN((([.$A40]^[.$G$3])*[.$F$3])))" office:value-type="float" office:value="7226" calcext:value-type="float">
            <text:p>722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$E$3];ROUNDDOWN((([.$A41]^[.$G$3])*[.$F$3])))" office:value-type="float" office:value="7516" calcext:value-type="float">
            <text:p>751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$E$3];ROUNDDOWN((([.$A42]^[.$G$3])*[.$F$3])))" office:value-type="float" office:value="7811" calcext:value-type="float">
            <text:p>781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$E$3];ROUNDDOWN((([.$A43]^[.$G$3])*[.$F$3])))" office:value-type="float" office:value="8110" calcext:value-type="float">
            <text:p>811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$E$3];ROUNDDOWN((([.$A44]^[.$G$3])*[.$F$3])))" office:value-type="float" office:value="8414" calcext:value-type="float">
            <text:p>841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$E$3];ROUNDDOWN((([.$A45]^[.$G$3])*[.$F$3])))" office:value-type="float" office:value="8722" calcext:value-type="float">
            <text:p>87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$E$3];ROUNDDOWN((([.$A46]^[.$G$3])*[.$F$3])))" office:value-type="float" office:value="9034" calcext:value-type="float">
            <text:p>903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$E$3];ROUNDDOWN((([.$A47]^[.$G$3])*[.$F$3])))" office:value-type="float" office:value="9350" calcext:value-type="float">
            <text:p>935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$E$3];ROUNDDOWN((([.$A48]^[.$G$3])*[.$F$3])))" office:value-type="float" office:value="9670" calcext:value-type="float">
            <text:p>967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$E$3];ROUNDDOWN((([.$A49]^[.$G$3])*[.$F$3])))" office:value-type="float" office:value="9995" calcext:value-type="float">
            <text:p>999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$E$3];ROUNDDOWN((([.$A50]^[.$G$3])*[.$F$3])))" office:value-type="float" office:value="10323" calcext:value-type="float">
            <text:p>103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number:min-decimal-places="4" number:min-integer-digits="1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4:37:18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1:48:40.585000000</meta:creation-date>
    <dc:date>2020-11-20T14:38:05.862000000</dc:date>
    <meta:editing-duration>PT48M16S</meta:editing-duration>
    <meta:editing-cycles>13</meta:editing-cycles>
    <meta:generator>LibreOffice/7.0.2.2$Windows_X86_64 LibreOffice_project/8349ace3c3162073abd90d81fd06dcfb6b36b994</meta:generator>
    <meta:document-statistic meta:table-count="2" meta:cell-count="18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kill XP'.B2:'kill XP'.B36" svg:x="0.32cm" svg:y="0.18cm" svg:width="12.508cm" svg:height="8.64cm">
          <chart:coordinate-region svg:x="1.127cm" svg:y="0.379cm" svg:width="11.56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kill XP'.B2:'kill XP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kill XP'.B2:'kill XP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2">
                <text:p>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Level req'.B2:'Level req'.B36" svg:x="0.32cm" svg:y="0.18cm" svg:width="12.508cm" svg:height="8.64cm">
          <chart:coordinate-region svg:x="1.312cm" svg:y="0.379cm" svg:width="11.37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vel req'.B2:'Level req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'Level req'.B2:'Level req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09">
                <text:p>6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